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, Helvetica, sans-serif, 'Comic Sans MS'"/>
    <style:font-face style:name="Arial2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text-properties style:font-name="Arial" fo:font-size="18pt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80" style:font-name="Arial" fo:font-size="18pt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3" fo:font-size="12pt"/>
    </style:style>
    <style:style style:name="P9" style:family="paragraph" style:parent-style-name="Text_20_body">
      <style:paragraph-properties fo:text-align="justify" style:justify-single-word="false"/>
      <style:text-properties style:font-name="Arial"/>
    </style:style>
    <style:style style:name="P10" style:family="paragraph" style:parent-style-name="Text_20_body">
      <style:paragraph-properties fo:margin-top="0cm" fo:margin-bottom="0cm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3" fo:font-size="12pt"/>
    </style:style>
    <style:style style:name="T6" style:family="text">
      <style:text-properties style:font-name="Arial3" fo:font-size="12pt" fo:font-style="normal" style:font-style-asian="normal" style:font-style-complex="normal"/>
    </style:style>
    <style:style style:name="T7" style:family="text">
      <style:text-properties fo:font-variant="normal" fo:text-transform="none" fo:color="#000000" style:font-name="Arial2" fo:font-size="12pt"/>
    </style:style>
    <style:style style:name="T8" style:family="text">
      <style:text-properties fo:font-variant="normal" fo:text-transform="none" fo:color="#000000" style:font-name="Arial3" fo:font-size="12pt" fo:font-style="normal" fo:font-weight="normal"/>
    </style:style>
    <style:style style:name="T9" style:family="text">
      <style:text-properties fo:color="#000000" style:font-name="Arial2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mbientalistas e hackers defendem livre circulação da informação</text:p>
      <text:p text:style-name="P3">Painel durante fisl13 trouxe informações sobre o controle da informação nas áreas de agricultura, meio ambiente e tecnologia.</text:p>
      <text:p text:style-name="P2"/>
      <text:p text:style-name="Standard"/>
      <text:p text:style-name="P1">A união entre hackers e ambientalistas parecia impensável até o último dia do fisl13, em que o painel <text:span text:style-name="T1">O que está aproximando hackers e ambientalistas? Bem-vindo à Biopolítica Reload </text:span><text:span text:style-name="T2">aproximou os temas e mostrou que as semelhanças são maiores do que se pensa. Os convidados foram Camila Moreno, Larissa Ambrosano Packer e Sérgio Amadeu da Silveira e o diálogo foi conduzido por Dawid Danilo Bartelt.</text:span></text:p>
      <text:p text:style-name="P4"/>
      <text:p text:style-name="P1"><text:span text:style-name="T2">Sérgio da Silveira, sociólogo e doutor em Ciência Política e defensor do software livre, apresentou um panorama sobre a evolução da sociedade e das formas de controle que ela impõe e sofre. Segundo ele, as máquinas nos dão liberdade, mas também nos controlam. “Cada vez mais usamos o celular. Ele nos dá a possibilidade de falar com qualquer um, de qualquer lugar. Mas, se ficamos sem bateria, ficamos desnorteados. Passamos a organizar nossas vidas em torno dessas máquinas”, afirma.</text:span><text:span text:style-name="T3"> </text:span><text:span text:style-name="T4">Porém, para Sérgio esta é a realidade em que se vive e não existe biotecnologia, nanotecnologia nem evoluções na medicina sem o controle digital. “O conhecimento sobre o código da vida vem evoluindo graças à tecnologia, mas isso também causou o aumento do patenteamento das descobertas e isso atrapalha o avanço da medicina”, alerta o professor. </text:span></text:p>
      <text:p text:style-name="P5"/>
      <text:p text:style-name="P1"><text:span text:style-name="T4">Seguindo esta mesma linha, Larissa Packer, assessora jurídica na </text:span><text:a xlink:type="simple" xlink:href="http://terradedireitos.org.br/"><text:span text:style-name="T4">Terra de Direitos</text:span></text:a><text:span text:style-name="T4">, explicou os mecanismos de controles de sementes por grandes monopólios mundiais. “É a aplicação de patentes sobre formas de vida. Tudo o que foi transformado durante séculos através do trabalho de agricultores, hoje é patenteado por apenas alguns grandes grupos”, diz. Segundo Larissa, a semente se tornou propriedade privada no Brasil em 1968, quando a biotecnologia começa a estudá-la. “A partir daí, empresas que estudaram o código genético de sementes e aplicaram alguma inovação, conseguiram a patente sobre elas. Isso faz com que qualquer produtor tenha que pagar para utilizar a matéria-prima”, afirma. E isto acontece em todo o mundo. “Poucas empresas controlam o que comemos e o preço. E não temos como saber por quais modificações genéticas passam essa matéria-prima, nem o impacto que podem causar na saúde”, pondera.</text:span></text:p>
      <text:p text:style-name="P5"/>
      <text:p text:style-name="P1"><text:span text:style-name="T4">Camila Moreno, coordenadora de Sustentabilidade da </text:span><text:a xlink:type="simple" xlink:href="http://www.br.boell.org/web/index.html"><text:span text:style-name="T4">Fundação Heinrich Böll</text:span></text:a><text:span text:style-name="T4">, reforçou o debate afirmando que a reprodução do capitalismo não acontece sem duas coisas: plataforma digital e o petróleo. O sistema entraria em colapso se não houvesse o petróleo. “Já imaginaram tirar todo o plástico dos produtos que compramos no supermercado? Como as mercadorias circulariam?” provoca. Porém, segundo ela, o mundo material tem limites. Camila explicou que o processo que move o capitalismo atual é a urbanização das cidades. “Esvaziando o campo e levando as pessoas para as grandes cidades, há mais controle e mais consumo”, afirma. Entretanto, este mecanismo gera uma série de consequências preocupantes. “Muito se fala em neutralizar o carbono. Isso virou um negócio de bilhões de dólares. O aumento do consumo faz com que haja mais poluição, mas o mercado do carbono deu aos ricos o 'direito de poluir'', pontua.</text:span></text:p>
      <text:p text:style-name="P5"/>
      <text:p text:style-name="P1"><text:span text:style-name="T4">O consenso entre todos os pontos de vista foi de que a união entre hackers, defensores do software livre e ambientalistas críticos seria benéfica para a luta pelo livre compartilhamento do conhecimento. “Se o hacker não defende o direito de compartilhar, </text:span><text:soft-page-break/><text:span text:style-name="T4">está indo contra a sua própria causa. Hackear é desconstruir, é tornar acessível aquilo que é fechado”, observa Sérgio Silveira. “Seja na indústria da agricultura, na medicina ou na tecnologia, não podemos aceitar que o conhecimento seja encarado como uma 'coisa' <text:s/>que possa ser vendida e controlada por uma minoria”, afirma Larissa Packer. “É preciso compartilhar o conhecimento para que ele continue existindo”, finaliza. </text:span></text:p>
      <text:p text:style-name="P1"><text:span text:style-name="T4"/></text:p>
      <text:p text:style-name="P9"><text:span text:style-name="Strong_20_Emphasis"><text:span text:style-name="T6">Sobre o Fórum Internacional Software Livre (fisl)</text:span></text:span></text:p>
      <text:p text:style-name="P8">O Fórum Internacional de Software Livre (fisl) acontece desde o ano 2000 - chegando em sua 13ª edição. É considerado o mais consolidado evento da área na América Latina e um dos maiores do mundo. Fundado nos ideais construídos inicialmente pelo físico e programador Richard Stallman e, posteriormente, pela comunidade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pan text:style-name="Strong_20_Emphasis"><text:span text:style-name="T5">Porto Alegre, 28 de julho de 2012</text:span></text:span></text:p>
      <text:p text:style-name="P10"><text:span text:style-name="Strong_20_Emphasis"><text:span text:style-name="T8">Núcleo de Atendimento 13° Fórum Internacional de Software Livre<text:line-break/>Coordenação: Nicole Carvalho – </text:span>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Strong_20_Emphasis">nicole@enfato.com.br</text:span></text:a><text:span text:style-name="Strong_20_Emphasis"><text:span text:style-name="T8"> – 51 8118.1501<text:line-break/>Direção:Mariana Turkenicz– </text:span>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Strong_20_Emphasis">mariana@enfato.com.br</text:span></text:a><text:span text:style-name="Strong_20_Emphasis"><text:span text:style-name="T8"> – 51 8121.7062</text:span></text:span></text:p>
      <text:p text:style-name="P10"><text:span text:style-name="Strong_20_Emphasis"><text:span text:style-name="T8">Atendimento: Bruna Brinques – </text:span></text:span><text:a xlink:type="simple" xlink:href="mailto:bruna@enfato.com.br"><text:span text:style-name="Strong_20_Emphasis"><text:span text:style-name="T9">bruna@enfato.com.br</text:span></text:span></text:a><text:span text:style-name="Strong_20_Emphasis"><text:span text:style-name="T7"> </text:span></text:span><text:span text:style-name="Strong_20_Emphasis"><text:span text:style-name="T8"><text:line-break/>Enfato Comunicação Empresarial<text:line-break/>51 30.261.261<text:line-break/></text:span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Strong_20_Emphasis"><text:span text:style-name="T9">www.enfato.com.br</text:span></text:span></text:a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Arial1" svg:font-family="Arial, Helvetica, sans-serif, 'Comic Sans MS'"/>
    <style:font-face style:name="Arial2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8T16:24:38</meta:creation-date>
    <dc:date>2012-07-28T18:34:23</dc:date>
    <dc:creator>Fisl 13 </dc:creator>
    <meta:editing-duration>PT1H38M3S</meta:editing-duration>
    <meta:editing-cycles>5</meta:editing-cycles>
    <meta:generator>LibreOffice/3.5$Linux_x86 LibreOffice_project/350m1$Build-3</meta:generator>
    <meta:document-statistic meta:table-count="0" meta:image-count="0" meta:object-count="0" meta:page-count="2" meta:paragraph-count="12" meta:word-count="797" meta:character-count="5168" meta:non-whitespace-character-count="4356"/>
  </office:meta>
</office:document-meta>
</file>